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32pt" fo:font-style="italic" style:font-style-asian="italic" style:font-style-complex="italic"/>
    </style:style>
    <style:style style:name="P2" style:family="paragraph">
      <style:text-properties fo:font-family="'Courier New'" style:font-style-name="Italic" style:font-family-generic="modern" style:font-pitch="fixed" fo:font-size="20pt" style:font-size-asian="20pt" style:font-size-complex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20pt" fo:font-style="normal" style:font-size-asian="20pt" style:font-style-asian="normal" style:font-size-complex="20pt" style:font-style-complex="normal"/>
    </style:style>
    <style:style style:name="T4" style:family="text">
      <style:text-properties fo:font-family="'Courier New'" style:font-style-name="Italic" style:font-family-generic="modern" style:font-pitch="fixed"/>
    </style:style>
    <style:style style:name="T5" style:family="text">
      <style:text-properties fo:font-family="Arial" style:font-style-name="Italic" style:font-family-generic="swiss" style:font-pitch="variable"/>
    </style:style>
    <style:style style:name="T6" style:family="text">
      <style:text-properties fo:font-family="'Courier New'" style:font-style-name="Italic" style:font-family-generic="modern" style:font-pitch="fixed" fo:font-size="20pt" style:font-size-asian="20pt" style:font-size-complex="20pt"/>
    </style:style>
    <style:style style:name="T7" style:family="text">
      <style:text-properties fo:font-family="Arial" style:font-style-name="Italic" style:font-family-generic="swiss" style:font-pitch="variable" fo:font-size="28pt" style:font-size-asian="28pt" style:font-size-complex="28pt"/>
    </style:style>
    <style:style style:name="T8" style:family="text">
      <style:text-properties fo:font-family="'Courier New'" style:font-style-name="Italic" style:font-family-generic="modern" style:font-pitch="fixed" fo:font-size="28pt" style:font-size-asian="28pt" style:font-size-complex="28pt"/>
    </style:style>
    <style:style style:name="T9" style:family="text">
      <style:text-properties fo:font-family="'Courier New'" style:font-style-name="Italic" style:font-family-generic="modern" style:font-pitch="fixe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 ####'s Sake, Just Use Make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<text:span text:style-name="T1">“</text:span><text:span text:style-name="T1">Those who do not understand their tools are doomed to reinvent them, badly.”</text:span></text:p>
            <text:p text:style-name="P1"><text:span text:style-name="T2">– </text:span><text:span text:style-name="T2">Old Klingon Proverb</text:span></text:p>
            <text:p text:style-name="P1"><text:span text:style-name="T2"/></text:p>
            <text:p text:style-name="P1"><text:span text:style-name="T1">“</text:span><text:span text:style-name="T1">I love the way you can make up a quote and no-one bothers to check the attribution.”</text:span></text:p>
            <text:p text:style-name="P1"><text:span text:style-name="T2">– </text:span><text:span text:style-name="T2">Quentin Tarantino</text:span></text:p>
            <text:p text:style-name="P1"><text:span text:style-name="T2"/></text:p>
            <text:p text:style-name="P1"><text:span text:style-name="T3">Mike Seymour <text:s text:c="5"/></text:span><text:span text:style-name="T3"><text:a xlink:href="mailto:mike@mikeseymour.co.uk">mike@mikeseymour.co.uk</text:a></text:span><text:span text:style-name="T3"> <text:s text:c="4"/></text:span><text:span text:style-name="T3"><text:a xlink:href="https://github.com/mikeseymour">https://github.com/mikeseymour</text:a></text:span></text:p>
            <text:p text:style-name="P1"><text:span text:style-name="T3"/></text:p>
            <text:p text:style-name="P1"><text:span text:style-name="T3">Share and enjoy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 common problem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Problem: My build tool doesn't do what I want</text:p>
              </text:list-item>
              <text:list-item>
                <text:p>Solution 1: Use something else</text:p>
                <text:list>
                  <text:list-item>
                    <text:p>Plenty of choice</text:p>
                  </text:list-item>
                  <text:list-item>
                    <text:p>make, gmake, cmake, dmake, automake, nmake, jam, bjam, scons, gradle, waf, doit, rake, aap, ant, ninja, tup, redo, …</text:p>
                  </text:list-item>
                  <text:list-item>
                    <text:p>Which of these will do what you want?</text:p>
                  </text:list-item>
                </text:list>
              </text:list-item>
              <text:list-item>
                <text:p>Solution 2: Learn to use it properly</text:p>
                <text:list>
                  <text:list-item>
                    <text:p>It probably does do what you wa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y make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Simple, flexible declarative language to specify dependencies and build rules</text:p>
              </text:list-item>
              <text:list-item>
                <text:p>As old as the hills</text:p>
                <text:list>
                  <text:list-item>
                    <text:p>Stable and Just Works (if you know what to do)</text:p>
                  </text:list-item>
                  <text:list-item>
                    <text:p>Plenty of knowledge available</text:p>
                  </text:list-item>
                </text:list>
              </text:list-item>
              <text:list-item>
                <text:p>Portable and widely available</text:p>
              </text:list-item>
              <text:list-item>
                <text:p>BUT: quirky syntax, some peculiar concepts</text:p>
                <text:list>
                  <text:list-item>
                    <text:p>Best not to try anything too cle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ow does make work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Build rules specify</text:p>
                <text:list>
                  <text:list-item>
                    <text:p>A target: what to build</text:p>
                  </text:list-item>
                  <text:list-item>
                    <text:p>Dependencies: what to find or build first</text:p>
                  </text:list-item>
                  <text:list-item>
                    <text:p>A recipe: how to build</text:p>
                  </text:list-item>
                </text:list>
              </text:list-item>
              <text:list-item>
                <text:p>Example</text:p>
                <text:list>
                  <text:list-header>
                    <text:p><text:span text:style-name="T4">hello.o : hello.cpp</text:span></text:p>
                    <text:list>
                      <text:list-header>
                        <text:p><text:span text:style-name="T4">g++ -o hello.o -c hello.cpp</text:span></text:p>
                      </text:list-header>
                    </text:list>
                  </text:list-header>
                </text:list>
              </text:list-item>
              <text:list-item>
                <text:p><text:span text:style-name="T5">Lots of rules like this are built-i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ow does make work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Variables</text:p>
                <text:list>
                  <text:list-header>
                    <text:p><text:span text:style-name="T6">CXXFLAGS += -std=c++11 -O3 -W -Wall -Wextra -Werror</text:span></text:p>
                  </text:list-header>
                </text:list>
              </text:list-item>
              <text:list-item>
                <text:p><text:span text:style-name="T7">Append with </text:span><text:span text:style-name="T8">+=</text:span><text:span text:style-name="T7">, define with </text:span><text:span text:style-name="T8">=</text:span><text:span text:style-name="T7"> </text:span><text:span text:style-name="T7">or </text:span><text:span text:style-name="T8">:=</text:span></text:p>
                <text:list>
                  <text:list-item>
                    <text:p><text:span text:style-name="T7">Don't worry about the difference for now</text:span></text:p>
                  </text:list-item>
                </text:list>
              </text:list-item>
              <text:list-item>
                <text:p><text:span text:style-name="T7">Wildcards and automatic variables</text:span></text:p>
                <text:list>
                  <text:list-header>
                    <text:p><text:span text:style-name="T6">%.o : %.cpp ; g++ $(CXXFLAGS) -o $@ -c $&lt;</text:span></text:p>
                  </text:list-header>
                </text:list>
              </text:list-item>
              <text:list-item>
                <text:p><text:span text:style-name="T7">Functions and substitutions</text:span></text:p>
                <text:list>
                  <text:list-header>
                    <text:p><text:span text:style-name="T6">app_srcs := $(shell find src/app -name *.cpp)</text:span></text:p>
                    <text:p><text:span text:style-name="T6">apps : $(app_srcs:src/%.cpp=obj/%)</text:span></text:p>
                    <text:p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ctually, I lied...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Not “just” make</text:p>
                <text:list>
                  <text:list-item>
                    <text:p>GNU make</text:p>
                  </text:list-item>
                  <text:list-item>
                    <text:p>BASH shell</text:p>
                  </text:list-item>
                  <text:list-item>
                    <text:p>GNU or Clang compiler</text:p>
                  </text:list-item>
                  <text:list-item>
                    <text:p>Or suitable compatible alternatives</text:p>
                  </text:list-item>
                  <text:list-item>
                    <text:p>Available on any sensible build platform</text:p>
                  </text:list-item>
                </text:list>
              </text:list-item>
              <text:list-item>
                <text:p>Make can't do everything by itself</text:p>
                <text:list>
                  <text:list-item>
                    <text:p>Find source files</text:p>
                  </text:list-item>
                  <text:list-item>
                    <text:p>Identify header dependenc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inding source files</text:p>
          </draw:text-box>
        </draw:frame>
        <draw:frame presentation:style-name="pr5" draw:layer="layout" svg:width="25.199cm" svg:height="14.285cm" svg:x="1.4cm" svg:y="4.914cm" presentation:class="outline" presentation:user-transformed="true">
          <draw:text-box>
            <text:list text:style-name="L3">
              <text:list-item>
                <text:p>Tedious to list all the source files ourselves</text:p>
              </text:list-item>
              <text:list-item>
                <text:p>Use the shell to find all files beneath a directory</text:p>
                <text:list>
                  <text:list-header>
                    <text:p><text:span text:style-name="T6">all_srcs := $(shell find src -name *.cpp)</text:span></text:p>
                  </text:list-header>
                </text:list>
              </text:list-item>
              <text:list-item>
                <text:p><text:span text:style-name="T7">Use top-level subdirectories to indicate purpose</text:span></text:p>
                <text:list>
                  <text:list-header>
                    <text:p><text:span text:style-name="T8">lib</text:span><text:span text:style-name="T7"> for all the logic to be linked into a library</text:span></text:p>
                    <text:p><text:span text:style-name="T8">apps</text:span><text:span text:style-name="T7"> for programs to be compiled separately and each linked with the library</text:span></text:p>
                    <text:p><text:span text:style-name="T8">test</text:span><text:span text:style-name="T7"> for tests to be compiled together, linked with the library, and run as part of the build</text:span></text:p>
                    <text:list>
                      <text:list-item>
                        <text:p><text:span text:style-name="T7">Maybe subdirectories </text:span><text:span text:style-name="T8">unit,integration,...</text:span>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racking dependencies</text:p>
          </draw:text-box>
        </draw:frame>
        <draw:frame presentation:style-name="pr5" draw:layer="layout" svg:width="25.199cm" svg:height="13.935cm" svg:x="1.4cm" svg:y="4.914cm" presentation:class="outline" presentation:user-transformed="true">
          <draw:text-box>
            <text:list text:style-name="L3">
              <text:list-item>
                <text:p>C and C++ sources include headers</text:p>
                <text:list>
                  <text:list-item>
                    <text:p>Might include more headers</text:p>
                  </text:list-item>
                  <text:list-item>
                    <text:p>Need to recompile if any changes</text:p>
                  </text:list-item>
                  <text:list-item>
                    <text:p>Far too error-prone to do this ourselves</text:p>
                  </text:list-item>
                </text:list>
              </text:list-item>
              <text:list-item>
                <text:p>The compiler can tell make about them</text:p>
                <text:list>
                  <text:list-item>
                    <text:p>Flag <text:span text:style-name="T4">-MMD</text:span><text:span text:style-name="T5"> generates dependency makefiles</text:span></text:p>
                  </text:list-item>
                  <text:list-item>
                    <text:p><text:span text:style-name="T5">Flag </text:span><text:span text:style-name="T4">-MP</text:span><text:span text:style-name="T5"> adds rules to deal with deleted headers</text:span></text:p>
                  </text:list-item>
                </text:list>
              </text:list-item>
              <text:list-item>
                <text:p><text:span text:style-name="T5">Include these from the makefile if they exist</text:span></text:p>
                <text:list>
                  <text:list-header>
                    <text:p><text:span text:style-name="T4">-include $(all_srcs:src/%.cpp=obj/%.d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inimum viable Makefile (1)</text:p>
          </draw:text-box>
        </draw:frame>
        <draw:frame presentation:style-name="pr5" draw:text-style-name="P2" draw:layer="layout" svg:width="25.199cm" svg:height="14.586cm" svg:x="1.4cm" svg:y="4.914cm" presentation:class="outline" presentation:user-transformed="true">
          <draw:text-box>
            <text:list text:style-name="L3">
              <text:list-header>
                <text:p><text:span text:style-name="T6">CXXFLAGS += -MMD -MP</text:span></text:p>
                <text:p><text:span text:style-name="T6">CXXFLAGS += -Isrc -Isrc/lib -std=c++11 -O3 </text:span></text:p>
                <text:p><text:span text:style-name="T6">CXXFLAGS += -W -Wall -Wextra -Werror -g</text:span></text:p>
                <text:p><text:span text:style-name="T6"/></text:p>
                <text:p><text:span text:style-name="T6">all_srcs := $(shell find src -name *.cpp)</text:span></text:p>
                <text:p><text:span text:style-name="T6">lib_srcs := $(shell find src/lib -name *.cpp)</text:span></text:p>
                <text:p><text:span text:style-name="T6">app_srcs := $(shell find src/apps -name *.cpp)</text:span></text:p>
                <text:p><text:span text:style-name="T6">tst_srcs := $(shell find src/test -name *.cpp)</text:span></text:p>
                <text:p><text:span text:style-name="T6"/></text:p>
                <text:p><text:span text:style-name="T9">-include $(all_srcs:src/%.cpp=obj/%.d)</text:span></text:p>
                <text:p><text:span text:style-name="T9">.PRECIOUS : obj/%.o</text:span></text:p>
                <text:p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inimum viable Makefile (2)</text:p>
          </draw:text-box>
        </draw:frame>
        <draw:frame presentation:style-name="pr5" draw:text-style-name="P2" draw:layer="layout" svg:width="25.199cm" svg:height="15.546cm" svg:x="1.4cm" svg:y="4.914cm" presentation:class="outline" presentation:user-transformed="true">
          <draw:text-box>
            <text:list text:style-name="L3">
              <text:list-header>
                <text:p><text:span text:style-name="T9">all <text:s text:c="2"/>: test apps</text:span></text:p>
                <text:p><text:span text:style-name="T9">clean : ; @rm -rf obj</text:span></text:p>
                <text:p><text:span text:style-name="T9">apps <text:s/>: $(app_srcs:src/%.cpp=obj/%)</text:span></text:p>
                <text:p><text:span text:style-name="T9">test <text:s/>: obj/test/main ; @$&lt;</text:span></text:p>
                <text:p><text:span text:style-name="T9"/></text:p>
                <text:p><text:span text:style-name="T9">obj/test/main : $(tst_srcs:src/%.cpp=obj/%.o)</text:span></text:p>
                <text:p><text:span text:style-name="T9">obj/lib.a : $(lib_srcs:src/%.cpp=obj/%.o)</text:span></text:p>
                <text:list>
                  <text:list-header>
                    <text:p><text:span text:style-name="T9">@ar rcs $@ $^</text:span></text:p>
                  </text:list-header>
                </text:list>
                <text:p><text:span text:style-name="T9">obj/%.o : src/%.cpp</text:span></text:p>
                <text:list>
                  <text:list-header>
                    <text:p><text:span text:style-name="T9">@mkdir -p </text:span><text:span text:style-name="T6">$(dir $@)</text:span></text:p>
                    <text:p><text:span text:style-name="T6">$(COMPILE.cpp) $(OUTPUT_OPTION) $&lt;</text:span></text:p>
                  </text:list-header>
                </text:list>
                <text:p><text:span text:style-name="T9">obj/% : obj/%.o obj/lib.a</text:span></text:p>
                <text:list>
                  <text:list-header>
                    <text:p><text:span text:style-name="T9">@$(LINK.cpp) $(OUTPUT_OPTION) $^ obj/lib.a $(LDLIBS)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Example project using this Makefile</text:p>
                <text:list>
                  <text:list-header>
                    <text:p><text:a xlink:href="https://github.com/mikeseymour/JustUseMake">https://github.com/mikeseymour/JustUseMake</text:a></text:p>
                  </text:list-header>
                </text:list>
              </text:list-item>
              <text:list-item>
                <text:p>Catch test framework used by the example</text:p>
                <text:list>
                  <text:list-header>
                    <text:p>https://github.com/philsquared/Catch</text:p>
                  </text:list-header>
                </text:list>
              </text:list-item>
              <text:list-item>
                <text:p>RTFM</text:p>
                <text:list>
                  <text:list-header>
                    <text:p><text:a xlink:href="https://www.gnu.org/software/make/manual/">https://www.gnu.org/software/make/manual/</text:a></text:p>
                    <text:p>https://gcc.gnu.org/onlinedocs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7-17T15:25:17.78</meta:creation-date>
    <meta:editing-duration>PT2M2S</meta:editing-duration>
    <meta:editing-cycles>2</meta:editing-cycles>
    <dc:date>2016-07-17T16:59:12.37</dc:date>
    <meta:document-statistic meta:object-count="65"/>
    <meta:generator>OpenOffice/4.1.2$Win32 OpenOffice.org_project/412m3$Build-9782</meta:generator>
  </office:meta>
</office:document-meta>
</file>